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600000109E98E49C9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as-char" svg:width="15.822cm" svg:height="7.011cm" draw:z-index="0"><draw:image xlink:href="Pictures/100000000000025600000109E98E49C9.png" xlink:type="simple" xlink:show="embed" xlink:actuate="onLoad"/></draw:frame></text:p>
      <text:p text:style-name="P1"/>
      <text:p text:style-name="Standard"><draw:frame draw:style-name="fr1" draw:name="graphics2" text:anchor-type="as-char" svg:width="15.822cm" svg:height="7.011cm" draw:z-index="1"><draw:image xlink:href="Pictures/100000000000025600000109E98E49C9.png" xlink:type="simple" xlink:show="embed" xlink:actuate="onLoad"/></draw:frame></text:p>
      <text:p text:style-name="P1"/>
      <text:p text:style-name="Standard"><draw:frame draw:style-name="fr1" draw:name="graphics3" text:anchor-type="as-char" svg:width="15.822cm" svg:height="7.011cm" draw:z-index="2"><draw:image xlink:href="Pictures/100000000000025600000109E98E49C9.png" xlink:type="simple" xlink:show="embed" xlink:actuate="onLoad"/></draw:frame></text:p>
      <text:p text:style-name="P1"/>
      <text:p text:style-name="Standard"><draw:frame draw:style-name="fr1" draw:name="graphics4" text:anchor-type="as-char" svg:width="15.822cm" svg:height="7.011cm" draw:z-index="3"><draw:image xlink:href="Pictures/100000000000025600000109E98E49C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99cm" fo:margin-bottom="0.199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14T12:01:42.30</meta:creation-date>
    <meta:generator>OpenOffice.org/3.2$Win32 OpenOffice.org_project/320m12$Build-9483</meta:generator>
    <meta:document-statistic meta:table-count="0" meta:image-count="4" meta:object-count="0" meta:page-count="1" meta:paragraph-count="4" meta:word-count="0" meta:character-count="4"/>
    <dc:date>2012-05-14T12:04:13.80</dc:date>
    <meta:editing-duration>PT00H02M31S</meta:editing-duration>
    <meta:editing-cycles>1</meta:editing-cycles>
  </office:meta>
</office:document-meta>
</file>